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number-columns-repeated="3" table:default-cell-style-name="ce3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3"/>
          <table:table-cell table:style-name="ce2" office:value-type="string" calcext:value-type="string" table:number-columns-spanned="4" table:number-rows-spanned="1">
            <text:p>RELATIVE CHANG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5.267</text:p>
          </table:table-cell>
          <table:table-cell office:value-type="string" calcext:value-type="string">
            <text:p>3.332</text:p>
          </table:table-cell>
          <table:table-cell office:value-type="string" calcext:value-type="string">
            <text:p>3.642</text:p>
          </table:table-cell>
          <table:table-cell office:value-type="string" calcext:value-type="string">
            <text:p>3.696</text:p>
          </table:table-cell>
        </table:table-row>
        <table:table-row table:style-name="ro1">
          <table:table-cell/>
          <table:table-cell office:value-type="string" calcext:value-type="string">
            <text:p>arctichare</text:p>
          </table:table-cell>
          <table:table-cell table:number-columns-repeated="2"/>
          <table:table-cell office:value-type="string" calcext:value-type="string">
            <text:p>lwy</text:p>
          </table:table-cell>
          <table:table-cell office:value-type="string" calcext:value-type="string">
            <text:p>gorny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arctichare</text:p>
          </table:table-cell>
          <table:table-cell/>
          <table:table-cell office:value-type="string" calcext:value-type="string">
            <text:p>lwy</text:p>
          </table:table-cell>
          <table:table-cell office:value-type="string" calcext:value-type="string">
            <text:p>gorny</text:p>
          </table:table-cell>
          <table:table-cell office:value-type="string" calcext:value-type="string">
            <text:p>mediana</text:p>
          </table:table-cell>
          <table:table-cell table:number-columns-repeated="2"/>
          <table:table-cell office:value-type="string" calcext:value-type="string">
            <text:p>Lwy - </text:p>
          </table:table-cell>
          <table:table-cell office:value-type="string" calcext:value-type="string">
            <text:p>gorny</text:p>
          </table:table-cell>
          <table:table-cell office:value-type="string" calcext:value-type="string">
            <text:p>mediana</text:p>
          </table:table-cell>
          <table:table-cell table:number-columns-repeated="2"/>
          <table:table-cell office:value-type="string" calcext:value-type="string">
            <text:p>5.317</text:p>
          </table:table-cell>
          <table:table-cell office:value-type="string" calcext:value-type="string">
            <text:p>3.367</text:p>
          </table:table-cell>
          <table:table-cell office:value-type="string" calcext:value-type="string">
            <text:p>3.687</text:p>
          </table:table-cell>
          <table:table-cell office:value-type="string" calcext:value-type="string">
            <text:p>3.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opia</text:p>
          </table:table-cell>
          <table:table-cell office:value-type="string" calcext:value-type="string">
            <text:p>&amp; 5.267</text:p>
          </table:table-cell>
          <table:table-cell office:value-type="string" calcext:value-type="string">
            <text:p>&amp; 3.332</text:p>
          </table:table-cell>
          <table:table-cell office:value-type="string" calcext:value-type="string">
            <text:p>&amp; 3.642</text:p>
          </table:table-cell>
          <table:table-cell office:value-type="string" calcext:value-type="string">
            <text:p>&amp; 3.696</text:p>
          </table:table-cell>
          <table:table-cell/>
          <table:table-cell table:style-name="ce1" table:formula="of:=SUBSTITUTE(RIGHT([.D8];LEN([.D8]) - 2);&quot;.&quot;;&quot;,&quot;)" office:value-type="string" office:string-value="5,267" calcext:value-type="string">
            <text:p>5,267</text:p>
          </table:table-cell>
          <table:table-cell table:style-name="ce1" table:formula="of:=SUBSTITUTE(RIGHT([.E8];LEN([.E8]) - 2);&quot;.&quot;;&quot;,&quot;)" office:value-type="string" office:string-value="3,332" calcext:value-type="string">
            <text:p>3,332</text:p>
          </table:table-cell>
          <table:table-cell table:style-name="ce1" table:formula="of:=SUBSTITUTE(RIGHT([.F8];LEN([.F8]) - 2);&quot;.&quot;;&quot;,&quot;)" office:value-type="string" office:string-value="3,642" calcext:value-type="string">
            <text:p>3,642</text:p>
          </table:table-cell>
          <table:table-cell table:style-name="ce1" table:formula="of:=SUBSTITUTE(RIGHT([.G8];LEN([.G8]) - 2);&quot;.&quot;;&quot;,&quot;)" office:value-type="string" office:string-value="3,696" calcext:value-type="string">
            <text:p>3,696</text:p>
          </table:table-cell>
          <table:table-cell table:number-columns-repeated="2"/>
          <table:table-cell table:style-name="ce4" table:formula="of:= - (1 - [.J8] / [.$I8]) * 100" office:value-type="float" office:value="-36.7381811277767" calcext:value-type="float">
            <text:p>-36,74</text:p>
          </table:table-cell>
          <table:table-cell table:style-name="ce4" table:formula="of:= - (1 - [.K8] / [.$I8]) * 100" office:value-type="float" office:value="-30.8524776912854" calcext:value-type="float">
            <text:p>-30,85</text:p>
          </table:table-cell>
          <table:table-cell table:style-name="ce4" table:formula="of:= - (1 - [.L8] / [.$I8]) * 100" office:value-type="float" office:value="-29.8272261249288" calcext:value-type="float">
            <text:p>-29,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średnia dł. kodu</text:p>
          </table:table-cell>
          <table:table-cell office:value-type="string" calcext:value-type="string">
            <text:p>&amp; 5.317</text:p>
          </table:table-cell>
          <table:table-cell office:value-type="string" calcext:value-type="string">
            <text:p>&amp; 3.367</text:p>
          </table:table-cell>
          <table:table-cell office:value-type="string" calcext:value-type="string">
            <text:p>&amp; 3.687</text:p>
          </table:table-cell>
          <table:table-cell office:value-type="string" calcext:value-type="string">
            <text:p>&amp; 3.742</text:p>
          </table:table-cell>
          <table:table-cell/>
          <table:table-cell table:style-name="ce1" table:formula="of:=SUBSTITUTE(RIGHT([.D9];LEN([.D9]) - 2);&quot;.&quot;;&quot;,&quot;)" office:value-type="string" office:string-value="5,317" calcext:value-type="string">
            <text:p>5,317</text:p>
          </table:table-cell>
          <table:table-cell table:style-name="ce1" table:formula="of:=SUBSTITUTE(RIGHT([.E9];LEN([.E9]) - 2);&quot;.&quot;;&quot;,&quot;)" office:value-type="string" office:string-value="3,367" calcext:value-type="string">
            <text:p>3,367</text:p>
          </table:table-cell>
          <table:table-cell table:style-name="ce1" table:formula="of:=SUBSTITUTE(RIGHT([.F9];LEN([.F9]) - 2);&quot;.&quot;;&quot;,&quot;)" office:value-type="string" office:string-value="3,687" calcext:value-type="string">
            <text:p>3,687</text:p>
          </table:table-cell>
          <table:table-cell table:style-name="ce1" table:formula="of:=SUBSTITUTE(RIGHT([.G9];LEN([.G9]) - 2);&quot;.&quot;;&quot;,&quot;)" office:value-type="string" office:string-value="3,742" calcext:value-type="string">
            <text:p>3,742</text:p>
          </table:table-cell>
          <table:table-cell table:number-columns-repeated="2"/>
          <table:table-cell table:style-name="ce4" table:formula="of:= - (1 - [.J9] / [.$I9]) * 100" office:value-type="float" office:value="-36.6748166259169" calcext:value-type="float">
            <text:p>-36,67</text:p>
          </table:table-cell>
          <table:table-cell table:style-name="ce4" table:formula="of:= - (1 - [.K9] / [.$I9]) * 100" office:value-type="float" office:value="-30.6563851796126" calcext:value-type="float">
            <text:p>-30,66</text:p>
          </table:table-cell>
          <table:table-cell table:style-name="ce4" table:formula="of:= - (1 - [.L9] / [.$I9]) * 100" office:value-type="float" office:value="-29.621967274779" calcext:value-type="float">
            <text:p>-29,6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number-columns-repeated="4"/>
          <table:table-cell table:number-columns-repeated="2"/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8"/>
          <table:table-cell table:style-name="ce1" table:number-columns-repeated="4"/>
          <table:table-cell table:number-columns-repeated="2"/>
          <table:table-cell table:style-name="ce4" table:number-columns-repeated="3"/>
          <table:table-cell table:number-columns-repeated="2"/>
          <table:table-cell office:value-type="string" calcext:value-type="string">
            <text:p>7.191</text:p>
          </table:table-cell>
          <table:table-cell office:value-type="string" calcext:value-type="string">
            <text:p>5.593</text:p>
          </table:table-cell>
          <table:table-cell office:value-type="string" calcext:value-type="string">
            <text:p>5.299</text:p>
          </table:table-cell>
          <table:table-cell office:value-type="string" calcext:value-type="string">
            <text:p>5.569</text:p>
          </table:table-cell>
        </table:table-row>
        <table:table-row table:style-name="ro1">
          <table:table-cell/>
          <table:table-cell office:value-type="string" calcext:value-type="string">
            <text:p>boat</text:p>
          </table:table-cell>
          <table:table-cell table:number-columns-repeated="5"/>
          <table:table-cell office:value-type="string" calcext:value-type="string">
            <text:p>boat</text:p>
          </table:table-cell>
          <table:table-cell table:style-name="ce1" table:number-columns-repeated="4"/>
          <table:table-cell table:number-columns-repeated="2"/>
          <table:table-cell table:style-name="ce4" table:number-columns-repeated="3"/>
          <table:table-cell table:number-columns-repeated="2"/>
          <table:table-cell office:value-type="string" calcext:value-type="string">
            <text:p>7.219</text:p>
          </table:table-cell>
          <table:table-cell office:value-type="string" calcext:value-type="string">
            <text:p>5.624</text:p>
          </table:table-cell>
          <table:table-cell office:value-type="string" calcext:value-type="string">
            <text:p>5.325</text:p>
          </table:table-cell>
          <table:table-cell office:value-type="string" calcext:value-type="string">
            <text:p>5.5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opia</text:p>
          </table:table-cell>
          <table:table-cell office:value-type="string" calcext:value-type="string">
            <text:p>&amp; 7.191</text:p>
          </table:table-cell>
          <table:table-cell office:value-type="string" calcext:value-type="string">
            <text:p>&amp; 5.593</text:p>
          </table:table-cell>
          <table:table-cell office:value-type="string" calcext:value-type="string">
            <text:p>&amp; 5.299</text:p>
          </table:table-cell>
          <table:table-cell office:value-type="string" calcext:value-type="string">
            <text:p>&amp; 5.569</text:p>
          </table:table-cell>
          <table:table-cell/>
          <table:table-cell table:style-name="ce1" table:formula="of:=SUBSTITUTE(RIGHT([.D13];LEN([.D13]) - 2);&quot;.&quot;;&quot;,&quot;)" office:value-type="string" office:string-value="7,191" calcext:value-type="string">
            <text:p>7,191</text:p>
          </table:table-cell>
          <table:table-cell table:style-name="ce1" table:formula="of:=SUBSTITUTE(RIGHT([.E13];LEN([.E13]) - 2);&quot;.&quot;;&quot;,&quot;)" office:value-type="string" office:string-value="5,593" calcext:value-type="string">
            <text:p>5,593</text:p>
          </table:table-cell>
          <table:table-cell table:style-name="ce1" table:formula="of:=SUBSTITUTE(RIGHT([.F13];LEN([.F13]) - 2);&quot;.&quot;;&quot;,&quot;)" office:value-type="string" office:string-value="5,299" calcext:value-type="string">
            <text:p>5,299</text:p>
          </table:table-cell>
          <table:table-cell table:style-name="ce1" table:formula="of:=SUBSTITUTE(RIGHT([.G13];LEN([.G13]) - 2);&quot;.&quot;;&quot;,&quot;)" office:value-type="string" office:string-value="5,569" calcext:value-type="string">
            <text:p>5,569</text:p>
          </table:table-cell>
          <table:table-cell table:number-columns-repeated="2"/>
          <table:table-cell table:style-name="ce4" table:formula="of:= - (1 - [.J13] / [.$I13]) * 100" office:value-type="float" office:value="-22.2222222222222" calcext:value-type="float">
            <text:p>-22,22</text:p>
          </table:table-cell>
          <table:table-cell table:style-name="ce4" table:formula="of:= - (1 - [.K13] / [.$I13]) * 100" office:value-type="float" office:value="-26.3106661104158" calcext:value-type="float">
            <text:p>-26,31</text:p>
          </table:table-cell>
          <table:table-cell table:style-name="ce4" table:formula="of:= - (1 - [.L13] / [.$I13]) * 100" office:value-type="float" office:value="-22.5559727437074" calcext:value-type="float">
            <text:p>-22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średnia dł. kodu</text:p>
          </table:table-cell>
          <table:table-cell office:value-type="string" calcext:value-type="string">
            <text:p>&amp; 7.219</text:p>
          </table:table-cell>
          <table:table-cell office:value-type="string" calcext:value-type="string">
            <text:p>&amp; 5.624</text:p>
          </table:table-cell>
          <table:table-cell office:value-type="string" calcext:value-type="string">
            <text:p>&amp; 5.325</text:p>
          </table:table-cell>
          <table:table-cell office:value-type="string" calcext:value-type="string">
            <text:p>&amp; 5.597</text:p>
          </table:table-cell>
          <table:table-cell/>
          <table:table-cell table:style-name="ce1" table:formula="of:=SUBSTITUTE(RIGHT([.D14];LEN([.D14]) - 2);&quot;.&quot;;&quot;,&quot;)" office:value-type="string" office:string-value="7,219" calcext:value-type="string">
            <text:p>7,219</text:p>
          </table:table-cell>
          <table:table-cell table:style-name="ce1" table:formula="of:=SUBSTITUTE(RIGHT([.E14];LEN([.E14]) - 2);&quot;.&quot;;&quot;,&quot;)" office:value-type="string" office:string-value="5,624" calcext:value-type="string">
            <text:p>5,624</text:p>
          </table:table-cell>
          <table:table-cell table:style-name="ce1" table:formula="of:=SUBSTITUTE(RIGHT([.F14];LEN([.F14]) - 2);&quot;.&quot;;&quot;,&quot;)" office:value-type="string" office:string-value="5,325" calcext:value-type="string">
            <text:p>5,325</text:p>
          </table:table-cell>
          <table:table-cell table:style-name="ce1" table:formula="of:=SUBSTITUTE(RIGHT([.G14];LEN([.G14]) - 2);&quot;.&quot;;&quot;,&quot;)" office:value-type="string" office:string-value="5,597" calcext:value-type="string">
            <text:p>5,597</text:p>
          </table:table-cell>
          <table:table-cell table:number-columns-repeated="2"/>
          <table:table-cell table:style-name="ce4" table:formula="of:= - (1 - [.J14] / [.$I14]) * 100" office:value-type="float" office:value="-22.0944729186868" calcext:value-type="float">
            <text:p>-22,09</text:p>
          </table:table-cell>
          <table:table-cell table:style-name="ce4" table:formula="of:= - (1 - [.K14] / [.$I14]) * 100" office:value-type="float" office:value="-26.2363208200582" calcext:value-type="float">
            <text:p>-26,24</text:p>
          </table:table-cell>
          <table:table-cell table:style-name="ce4" table:formula="of:= - (1 - [.L14] / [.$I14]) * 100" office:value-type="float" office:value="-22.4684859398809" calcext:value-type="float">
            <text:p>-22,47</text:p>
          </table:table-cell>
          <table:table-cell table:number-columns-repeated="2"/>
          <table:table-cell office:value-type="string" calcext:value-type="string">
            <text:p>7.937</text:p>
          </table:table-cell>
          <table:table-cell office:value-type="string" calcext:value-type="string">
            <text:p>5.533</text:p>
          </table:table-cell>
          <table:table-cell office:value-type="string" calcext:value-type="string">
            <text:p>5.819</text:p>
          </table:table-cell>
          <table:table-cell office:value-type="string" calcext:value-type="string">
            <text:p>5.807</text:p>
          </table:table-cell>
        </table:table-row>
        <table:table-row table:style-name="ro1">
          <table:table-cell/>
          <table:table-cell office:value-type="string" calcext:value-type="string">
            <text:p>cat</text:p>
          </table:table-cell>
          <table:table-cell table:number-columns-repeated="5"/>
          <table:table-cell office:value-type="string" calcext:value-type="string">
            <text:p>cat</text:p>
          </table:table-cell>
          <table:table-cell table:style-name="ce1" table:number-columns-repeated="4"/>
          <table:table-cell table:number-columns-repeated="2"/>
          <table:table-cell table:style-name="ce4" table:number-columns-repeated="3"/>
          <table:table-cell table:number-columns-repeated="2"/>
          <table:table-cell office:value-type="string" calcext:value-type="string">
            <text:p>7.959</text:p>
          </table:table-cell>
          <table:table-cell office:value-type="string" calcext:value-type="string">
            <text:p>5.558</text:p>
          </table:table-cell>
          <table:table-cell office:value-type="string" calcext:value-type="string">
            <text:p>5.846</text:p>
          </table:table-cell>
          <table:table-cell office:value-type="string" calcext:value-type="string">
            <text:p>5.8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opia</text:p>
          </table:table-cell>
          <table:table-cell office:value-type="string" calcext:value-type="string">
            <text:p>&amp; 7.937</text:p>
          </table:table-cell>
          <table:table-cell office:value-type="string" calcext:value-type="string">
            <text:p>&amp; 5.533</text:p>
          </table:table-cell>
          <table:table-cell office:value-type="string" calcext:value-type="string">
            <text:p>&amp; 5.819</text:p>
          </table:table-cell>
          <table:table-cell office:value-type="string" calcext:value-type="string">
            <text:p>&amp; 5.807</text:p>
          </table:table-cell>
          <table:table-cell/>
          <table:table-cell table:style-name="ce1" table:formula="of:=SUBSTITUTE(RIGHT([.D16];LEN([.D16]) - 2);&quot;.&quot;;&quot;,&quot;)" office:value-type="string" office:string-value="7,937" calcext:value-type="string">
            <text:p>7,937</text:p>
          </table:table-cell>
          <table:table-cell table:style-name="ce1" table:formula="of:=SUBSTITUTE(RIGHT([.E16];LEN([.E16]) - 2);&quot;.&quot;;&quot;,&quot;)" office:value-type="string" office:string-value="5,533" calcext:value-type="string">
            <text:p>5,533</text:p>
          </table:table-cell>
          <table:table-cell table:style-name="ce1" table:formula="of:=SUBSTITUTE(RIGHT([.F16];LEN([.F16]) - 2);&quot;.&quot;;&quot;,&quot;)" office:value-type="string" office:string-value="5,819" calcext:value-type="string">
            <text:p>5,819</text:p>
          </table:table-cell>
          <table:table-cell table:style-name="ce1" table:formula="of:=SUBSTITUTE(RIGHT([.G16];LEN([.G16]) - 2);&quot;.&quot;;&quot;,&quot;)" office:value-type="string" office:string-value="5,807" calcext:value-type="string">
            <text:p>5,807</text:p>
          </table:table-cell>
          <table:table-cell table:number-columns-repeated="2"/>
          <table:table-cell table:style-name="ce4" table:formula="of:= - (1 - [.J16] / [.$I16]) * 100" office:value-type="float" office:value="-30.2885221116291" calcext:value-type="float">
            <text:p>-30,29</text:p>
          </table:table-cell>
          <table:table-cell table:style-name="ce4" table:formula="of:= - (1 - [.K16] / [.$I16]) * 100" office:value-type="float" office:value="-26.6851455209777" calcext:value-type="float">
            <text:p>-26,69</text:p>
          </table:table-cell>
          <table:table-cell table:style-name="ce4" table:formula="of:= - (1 - [.L16] / [.$I16]) * 100" office:value-type="float" office:value="-26.8363361471589" calcext:value-type="float">
            <text:p>-26,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średnia dł. kodu</text:p>
          </table:table-cell>
          <table:table-cell office:value-type="string" calcext:value-type="string">
            <text:p>&amp; 7.959</text:p>
          </table:table-cell>
          <table:table-cell office:value-type="string" calcext:value-type="string">
            <text:p>&amp; 5.558</text:p>
          </table:table-cell>
          <table:table-cell office:value-type="string" calcext:value-type="string">
            <text:p>&amp; 5.846</text:p>
          </table:table-cell>
          <table:table-cell office:value-type="string" calcext:value-type="string">
            <text:p>&amp; 5.834</text:p>
          </table:table-cell>
          <table:table-cell/>
          <table:table-cell table:style-name="ce1" table:formula="of:=SUBSTITUTE(RIGHT([.D17];LEN([.D17]) - 2);&quot;.&quot;;&quot;,&quot;)" office:value-type="string" office:string-value="7,959" calcext:value-type="string">
            <text:p>7,959</text:p>
          </table:table-cell>
          <table:table-cell table:style-name="ce1" table:formula="of:=SUBSTITUTE(RIGHT([.E17];LEN([.E17]) - 2);&quot;.&quot;;&quot;,&quot;)" office:value-type="string" office:string-value="5,558" calcext:value-type="string">
            <text:p>5,558</text:p>
          </table:table-cell>
          <table:table-cell table:style-name="ce1" table:formula="of:=SUBSTITUTE(RIGHT([.F17];LEN([.F17]) - 2);&quot;.&quot;;&quot;,&quot;)" office:value-type="string" office:string-value="5,846" calcext:value-type="string">
            <text:p>5,846</text:p>
          </table:table-cell>
          <table:table-cell table:style-name="ce1" table:formula="of:=SUBSTITUTE(RIGHT([.G17];LEN([.G17]) - 2);&quot;.&quot;;&quot;,&quot;)" office:value-type="string" office:string-value="5,834" calcext:value-type="string">
            <text:p>5,834</text:p>
          </table:table-cell>
          <table:table-cell table:number-columns-repeated="2"/>
          <table:table-cell table:style-name="ce4" table:formula="of:= - (1 - [.J17] / [.$I17]) * 100" office:value-type="float" office:value="-30.1671064204046" calcext:value-type="float">
            <text:p>-30,17</text:p>
          </table:table-cell>
          <table:table-cell table:style-name="ce4" table:formula="of:= - (1 - [.K17] / [.$I17]) * 100" office:value-type="float" office:value="-26.5485613770574" calcext:value-type="float">
            <text:p>-26,55</text:p>
          </table:table-cell>
          <table:table-cell table:style-name="ce4" table:formula="of:= - (1 - [.L17] / [.$I17]) * 100" office:value-type="float" office:value="-26.6993340871969" calcext:value-type="float">
            <text:p>-26,70</text:p>
          </table:table-cell>
          <table:table-cell table:number-columns-repeated="2"/>
          <table:table-cell office:value-type="string" calcext:value-type="string">
            <text:p>7.632</text:p>
          </table:table-cell>
          <table:table-cell office:value-type="string" calcext:value-type="string">
            <text:p>4.613</text:p>
          </table:table-cell>
          <table:table-cell office:value-type="string" calcext:value-type="string">
            <text:p>4.661</text:p>
          </table:table-cell>
          <table:table-cell office:value-type="string" calcext:value-type="string">
            <text:p>4.636</text:p>
          </table:table-cell>
        </table:table-row>
        <table:table-row table:style-name="ro1">
          <table:table-cell/>
          <table:table-cell office:value-type="string" calcext:value-type="string">
            <text:p>fruits</text:p>
          </table:table-cell>
          <table:table-cell table:number-columns-repeated="5"/>
          <table:table-cell office:value-type="string" calcext:value-type="string">
            <text:p>fruits</text:p>
          </table:table-cell>
          <table:table-cell table:style-name="ce1" table:number-columns-repeated="4"/>
          <table:table-cell table:number-columns-repeated="2"/>
          <table:table-cell table:style-name="ce4" table:number-columns-repeated="3"/>
          <table:table-cell table:number-columns-repeated="2"/>
          <table:table-cell office:value-type="string" calcext:value-type="string">
            <text:p>7.665</text:p>
          </table:table-cell>
          <table:table-cell office:value-type="string" calcext:value-type="string">
            <text:p>4.642</text:p>
          </table:table-cell>
          <table:table-cell office:value-type="string" calcext:value-type="string">
            <text:p>4.691</text:p>
          </table:table-cell>
          <table:table-cell office:value-type="string" calcext:value-type="string">
            <text:p>4.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opia</text:p>
          </table:table-cell>
          <table:table-cell office:value-type="string" calcext:value-type="string">
            <text:p>&amp; 7.632</text:p>
          </table:table-cell>
          <table:table-cell office:value-type="string" calcext:value-type="string">
            <text:p>&amp; 4.613</text:p>
          </table:table-cell>
          <table:table-cell office:value-type="string" calcext:value-type="string">
            <text:p>&amp; 4.661</text:p>
          </table:table-cell>
          <table:table-cell office:value-type="string" calcext:value-type="string">
            <text:p>&amp; 4.636</text:p>
          </table:table-cell>
          <table:table-cell/>
          <table:table-cell table:style-name="ce1" table:formula="of:=SUBSTITUTE(RIGHT([.D19];LEN([.D19]) - 2);&quot;.&quot;;&quot;,&quot;)" office:value-type="string" office:string-value="7,632" calcext:value-type="string">
            <text:p>7,632</text:p>
          </table:table-cell>
          <table:table-cell table:style-name="ce1" table:formula="of:=SUBSTITUTE(RIGHT([.E19];LEN([.E19]) - 2);&quot;.&quot;;&quot;,&quot;)" office:value-type="string" office:string-value="4,613" calcext:value-type="string">
            <text:p>4,613</text:p>
          </table:table-cell>
          <table:table-cell table:style-name="ce1" table:formula="of:=SUBSTITUTE(RIGHT([.F19];LEN([.F19]) - 2);&quot;.&quot;;&quot;,&quot;)" office:value-type="string" office:string-value="4,661" calcext:value-type="string">
            <text:p>4,661</text:p>
          </table:table-cell>
          <table:table-cell table:style-name="ce1" table:formula="of:=SUBSTITUTE(RIGHT([.G19];LEN([.G19]) - 2);&quot;.&quot;;&quot;,&quot;)" office:value-type="string" office:string-value="4,636" calcext:value-type="string">
            <text:p>4,636</text:p>
          </table:table-cell>
          <table:table-cell table:number-columns-repeated="2"/>
          <table:table-cell table:style-name="ce4" table:formula="of:= - (1 - [.J19] / [.$I19]) * 100" office:value-type="float" office:value="-39.5571278825996" calcext:value-type="float">
            <text:p>-39,56</text:p>
          </table:table-cell>
          <table:table-cell table:style-name="ce4" table:formula="of:= - (1 - [.K19] / [.$I19]) * 100" office:value-type="float" office:value="-38.9281970649895" calcext:value-type="float">
            <text:p>-38,93</text:p>
          </table:table-cell>
          <table:table-cell table:style-name="ce4" table:formula="of:= - (1 - [.L19] / [.$I19]) * 100" office:value-type="float" office:value="-39.2557651991614" calcext:value-type="float">
            <text:p>-39,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średnia dł. kodu</text:p>
          </table:table-cell>
          <table:table-cell office:value-type="string" calcext:value-type="string">
            <text:p>&amp; 7.665</text:p>
          </table:table-cell>
          <table:table-cell office:value-type="string" calcext:value-type="string">
            <text:p>&amp; 4.642</text:p>
          </table:table-cell>
          <table:table-cell office:value-type="string" calcext:value-type="string">
            <text:p>&amp; 4.691</text:p>
          </table:table-cell>
          <table:table-cell office:value-type="string" calcext:value-type="string">
            <text:p>&amp; 4.667</text:p>
          </table:table-cell>
          <table:table-cell/>
          <table:table-cell table:style-name="ce1" table:formula="of:=SUBSTITUTE(RIGHT([.D20];LEN([.D20]) - 2);&quot;.&quot;;&quot;,&quot;)" office:value-type="string" office:string-value="7,665" calcext:value-type="string">
            <text:p>7,665</text:p>
          </table:table-cell>
          <table:table-cell table:style-name="ce1" table:formula="of:=SUBSTITUTE(RIGHT([.E20];LEN([.E20]) - 2);&quot;.&quot;;&quot;,&quot;)" office:value-type="string" office:string-value="4,642" calcext:value-type="string">
            <text:p>4,642</text:p>
          </table:table-cell>
          <table:table-cell table:style-name="ce1" table:formula="of:=SUBSTITUTE(RIGHT([.F20];LEN([.F20]) - 2);&quot;.&quot;;&quot;,&quot;)" office:value-type="string" office:string-value="4,691" calcext:value-type="string">
            <text:p>4,691</text:p>
          </table:table-cell>
          <table:table-cell table:style-name="ce1" table:formula="of:=SUBSTITUTE(RIGHT([.G20];LEN([.G20]) - 2);&quot;.&quot;;&quot;,&quot;)" office:value-type="string" office:string-value="4,667" calcext:value-type="string">
            <text:p>4,667</text:p>
          </table:table-cell>
          <table:table-cell table:number-columns-repeated="2"/>
          <table:table-cell table:style-name="ce4" table:formula="of:= - (1 - [.J20] / [.$I20]) * 100" office:value-type="float" office:value="-39.4390084801044" calcext:value-type="float">
            <text:p>-39,44</text:p>
          </table:table-cell>
          <table:table-cell table:style-name="ce4" table:formula="of:= - (1 - [.K20] / [.$I20]) * 100" office:value-type="float" office:value="-38.7997390737117" calcext:value-type="float">
            <text:p>-38,80</text:p>
          </table:table-cell>
          <table:table-cell table:style-name="ce4" table:formula="of:= - (1 - [.L20] / [.$I20]) * 100" office:value-type="float" office:value="-39.1128506196999" calcext:value-type="float">
            <text:p>-39,11</text:p>
          </table:table-cell>
          <table:table-cell table:number-columns-repeated="2"/>
          <table:table-cell office:value-type="string" calcext:value-type="string">
            <text:p>7.512</text:p>
          </table:table-cell>
          <table:table-cell office:value-type="string" calcext:value-type="string">
            <text:p>4.682</text:p>
          </table:table-cell>
          <table:table-cell office:value-type="string" calcext:value-type="string">
            <text:p>4.472</text:p>
          </table:table-cell>
          <table:table-cell office:value-type="string" calcext:value-type="string">
            <text:p>4.616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table:number-columns-repeated="5"/>
          <table:table-cell office:value-type="string" calcext:value-type="string">
            <text:p>girl</text:p>
          </table:table-cell>
          <table:table-cell table:style-name="ce1" table:number-columns-repeated="4"/>
          <table:table-cell table:number-columns-repeated="2"/>
          <table:table-cell table:style-name="ce4" table:number-columns-repeated="3"/>
          <table:table-cell table:number-columns-repeated="2"/>
          <table:table-cell office:value-type="string" calcext:value-type="string">
            <text:p>7.544</text:p>
          </table:table-cell>
          <table:table-cell office:value-type="string" calcext:value-type="string">
            <text:p>4.723</text:p>
          </table:table-cell>
          <table:table-cell office:value-type="string" calcext:value-type="string">
            <text:p>4.504</text:p>
          </table:table-cell>
          <table:table-cell office:value-type="string" calcext:value-type="string">
            <text:p>4.6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opia</text:p>
          </table:table-cell>
          <table:table-cell office:value-type="string" calcext:value-type="string">
            <text:p>&amp; 7.512</text:p>
          </table:table-cell>
          <table:table-cell office:value-type="string" calcext:value-type="string">
            <text:p>&amp; 4.682</text:p>
          </table:table-cell>
          <table:table-cell office:value-type="string" calcext:value-type="string">
            <text:p>&amp; 4.472</text:p>
          </table:table-cell>
          <table:table-cell office:value-type="string" calcext:value-type="string">
            <text:p>&amp; 4.616</text:p>
          </table:table-cell>
          <table:table-cell/>
          <table:table-cell table:style-name="ce1" table:formula="of:=SUBSTITUTE(RIGHT([.D22];LEN([.D22]) - 2);&quot;.&quot;;&quot;,&quot;)" office:value-type="string" office:string-value="7,512" calcext:value-type="string">
            <text:p>7,512</text:p>
          </table:table-cell>
          <table:table-cell table:style-name="ce1" table:formula="of:=SUBSTITUTE(RIGHT([.E22];LEN([.E22]) - 2);&quot;.&quot;;&quot;,&quot;)" office:value-type="string" office:string-value="4,682" calcext:value-type="string">
            <text:p>4,682</text:p>
          </table:table-cell>
          <table:table-cell table:style-name="ce1" table:formula="of:=SUBSTITUTE(RIGHT([.F22];LEN([.F22]) - 2);&quot;.&quot;;&quot;,&quot;)" office:value-type="string" office:string-value="4,472" calcext:value-type="string">
            <text:p>4,472</text:p>
          </table:table-cell>
          <table:table-cell table:style-name="ce1" table:formula="of:=SUBSTITUTE(RIGHT([.G22];LEN([.G22]) - 2);&quot;.&quot;;&quot;,&quot;)" office:value-type="string" office:string-value="4,616" calcext:value-type="string">
            <text:p>4,616</text:p>
          </table:table-cell>
          <table:table-cell table:number-columns-repeated="2"/>
          <table:table-cell table:style-name="ce4" table:formula="of:= - (1 - [.J22] / [.$I22]) * 100" office:value-type="float" office:value="-37.6730564430245" calcext:value-type="float">
            <text:p>-37,67</text:p>
          </table:table-cell>
          <table:table-cell table:style-name="ce4" table:formula="of:= - (1 - [.K22] / [.$I22]) * 100" office:value-type="float" office:value="-40.468583599574" calcext:value-type="float">
            <text:p>-40,47</text:p>
          </table:table-cell>
          <table:table-cell table:style-name="ce4" table:formula="of:= - (1 - [.L22] / [.$I22]) * 100" office:value-type="float" office:value="-38.5516506922258" calcext:value-type="float">
            <text:p>-38,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średnia dł. kodu</text:p>
          </table:table-cell>
          <table:table-cell office:value-type="string" calcext:value-type="string">
            <text:p>&amp; 7.544</text:p>
          </table:table-cell>
          <table:table-cell office:value-type="string" calcext:value-type="string">
            <text:p>&amp; 4.723</text:p>
          </table:table-cell>
          <table:table-cell office:value-type="string" calcext:value-type="string">
            <text:p>&amp; 4.504</text:p>
          </table:table-cell>
          <table:table-cell office:value-type="string" calcext:value-type="string">
            <text:p>&amp; 4.649</text:p>
          </table:table-cell>
          <table:table-cell/>
          <table:table-cell table:style-name="ce1" table:formula="of:=SUBSTITUTE(RIGHT([.D23];LEN([.D23]) - 2);&quot;.&quot;;&quot;,&quot;)" office:value-type="string" office:string-value="7,544" calcext:value-type="string">
            <text:p>7,544</text:p>
          </table:table-cell>
          <table:table-cell table:style-name="ce1" table:formula="of:=SUBSTITUTE(RIGHT([.E23];LEN([.E23]) - 2);&quot;.&quot;;&quot;,&quot;)" office:value-type="string" office:string-value="4,723" calcext:value-type="string">
            <text:p>4,723</text:p>
          </table:table-cell>
          <table:table-cell table:style-name="ce1" table:formula="of:=SUBSTITUTE(RIGHT([.F23];LEN([.F23]) - 2);&quot;.&quot;;&quot;,&quot;)" office:value-type="string" office:string-value="4,504" calcext:value-type="string">
            <text:p>4,504</text:p>
          </table:table-cell>
          <table:table-cell table:style-name="ce1" table:formula="of:=SUBSTITUTE(RIGHT([.G23];LEN([.G23]) - 2);&quot;.&quot;;&quot;,&quot;)" office:value-type="string" office:string-value="4,649" calcext:value-type="string">
            <text:p>4,649</text:p>
          </table:table-cell>
          <table:table-cell table:number-columns-repeated="2"/>
          <table:table-cell table:style-name="ce4" table:formula="of:= - (1 - [.J23] / [.$I23]) * 100" office:value-type="float" office:value="-37.3939554612937" calcext:value-type="float">
            <text:p>-37,39</text:p>
          </table:table-cell>
          <table:table-cell table:style-name="ce4" table:formula="of:= - (1 - [.K23] / [.$I23]) * 100" office:value-type="float" office:value="-40.2969247083775" calcext:value-type="float">
            <text:p>-40,30</text:p>
          </table:table-cell>
          <table:table-cell table:style-name="ce4" table:formula="of:= - (1 - [.L23] / [.$I23]) * 100" office:value-type="float" office:value="-38.3748674443266" calcext:value-type="float">
            <text:p>-38,37</text:p>
          </table:table-cell>
          <table:table-cell table:number-columns-repeated="2"/>
          <table:table-cell office:value-type="string" calcext:value-type="string">
            <text:p>7.75</text:p>
          </table:table-cell>
          <table:table-cell office:value-type="string" calcext:value-type="string">
            <text:p>5.073</text:p>
          </table:table-cell>
          <table:table-cell office:value-type="string" calcext:value-type="string">
            <text:p>4.691</text:p>
          </table:table-cell>
          <table:table-cell office:value-type="string" calcext:value-type="string">
            <text:p>4.95</text:p>
          </table:table-cell>
        </table:table-row>
        <table:table-row table:style-name="ro1">
          <table:table-cell/>
          <table:table-cell office:value-type="string" calcext:value-type="string">
            <text:p>lena</text:p>
          </table:table-cell>
          <table:table-cell table:number-columns-repeated="5"/>
          <table:table-cell office:value-type="string" calcext:value-type="string">
            <text:p>lena</text:p>
          </table:table-cell>
          <table:table-cell table:style-name="ce1" table:number-columns-repeated="4"/>
          <table:table-cell table:number-columns-repeated="2"/>
          <table:table-cell table:style-name="ce4" table:number-columns-repeated="3"/>
          <table:table-cell table:number-columns-repeated="2"/>
          <table:table-cell office:value-type="string" calcext:value-type="string">
            <text:p>7.78</text:p>
          </table:table-cell>
          <table:table-cell office:value-type="string" calcext:value-type="string">
            <text:p>5.105</text:p>
          </table:table-cell>
          <table:table-cell office:value-type="string" calcext:value-type="string">
            <text:p>4.728</text:p>
          </table:table-cell>
          <table:table-cell office:value-type="string" calcext:value-type="string">
            <text:p>4.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opia</text:p>
          </table:table-cell>
          <table:table-cell office:value-type="string" calcext:value-type="string">
            <text:p>&amp; 7.75</text:p>
          </table:table-cell>
          <table:table-cell office:value-type="string" calcext:value-type="string">
            <text:p>&amp; 5.073</text:p>
          </table:table-cell>
          <table:table-cell office:value-type="string" calcext:value-type="string">
            <text:p>&amp; 4.691</text:p>
          </table:table-cell>
          <table:table-cell office:value-type="string" calcext:value-type="string">
            <text:p>&amp; 4.95</text:p>
          </table:table-cell>
          <table:table-cell/>
          <table:table-cell table:style-name="ce1" table:formula="of:=SUBSTITUTE(RIGHT([.D25];LEN([.D25]) - 2);&quot;.&quot;;&quot;,&quot;)" office:value-type="string" office:string-value="7,75" calcext:value-type="string">
            <text:p>7,75</text:p>
          </table:table-cell>
          <table:table-cell table:style-name="ce1" table:formula="of:=SUBSTITUTE(RIGHT([.E25];LEN([.E25]) - 2);&quot;.&quot;;&quot;,&quot;)" office:value-type="string" office:string-value="5,073" calcext:value-type="string">
            <text:p>5,073</text:p>
          </table:table-cell>
          <table:table-cell table:style-name="ce1" table:formula="of:=SUBSTITUTE(RIGHT([.F25];LEN([.F25]) - 2);&quot;.&quot;;&quot;,&quot;)" office:value-type="string" office:string-value="4,691" calcext:value-type="string">
            <text:p>4,691</text:p>
          </table:table-cell>
          <table:table-cell table:style-name="ce1" table:formula="of:=SUBSTITUTE(RIGHT([.G25];LEN([.G25]) - 2);&quot;.&quot;;&quot;,&quot;)" office:value-type="string" office:string-value="4,95" calcext:value-type="string">
            <text:p>4,95</text:p>
          </table:table-cell>
          <table:table-cell table:number-columns-repeated="2"/>
          <table:table-cell table:style-name="ce4" table:formula="of:= - (1 - [.J25] / [.$I25]) * 100" office:value-type="float" office:value="-34.541935483871" calcext:value-type="float">
            <text:p>-34,54</text:p>
          </table:table-cell>
          <table:table-cell table:style-name="ce4" table:formula="of:= - (1 - [.K25] / [.$I25]) * 100" office:value-type="float" office:value="-39.4709677419355" calcext:value-type="float">
            <text:p>-39,47</text:p>
          </table:table-cell>
          <table:table-cell table:style-name="ce4" table:formula="of:= - (1 - [.L25] / [.$I25]) * 100" office:value-type="float" office:value="-36.1290322580645" calcext:value-type="float">
            <text:p>-36,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średnia dł. Kodu</text:p>
          </table:table-cell>
          <table:table-cell office:value-type="string" calcext:value-type="string">
            <text:p>&amp; 7.78</text:p>
          </table:table-cell>
          <table:table-cell office:value-type="string" calcext:value-type="string">
            <text:p>&amp; 5.105</text:p>
          </table:table-cell>
          <table:table-cell office:value-type="string" calcext:value-type="string">
            <text:p>&amp; 4.728</text:p>
          </table:table-cell>
          <table:table-cell office:value-type="string" calcext:value-type="string">
            <text:p>&amp; 4.991</text:p>
          </table:table-cell>
          <table:table-cell/>
          <table:table-cell table:style-name="ce1" table:formula="of:=SUBSTITUTE(RIGHT([.D26];LEN([.D26]) - 2);&quot;.&quot;;&quot;,&quot;)" office:value-type="string" office:string-value="7,78" calcext:value-type="string">
            <text:p>7,78</text:p>
          </table:table-cell>
          <table:table-cell table:style-name="ce1" table:formula="of:=SUBSTITUTE(RIGHT([.E26];LEN([.E26]) - 2);&quot;.&quot;;&quot;,&quot;)" office:value-type="string" office:string-value="5,105" calcext:value-type="string">
            <text:p>5,105</text:p>
          </table:table-cell>
          <table:table-cell table:style-name="ce1" table:formula="of:=SUBSTITUTE(RIGHT([.F26];LEN([.F26]) - 2);&quot;.&quot;;&quot;,&quot;)" office:value-type="string" office:string-value="4,728" calcext:value-type="string">
            <text:p>4,728</text:p>
          </table:table-cell>
          <table:table-cell table:style-name="ce1" table:formula="of:=SUBSTITUTE(RIGHT([.G26];LEN([.G26]) - 2);&quot;.&quot;;&quot;,&quot;)" office:value-type="string" office:string-value="4,991" calcext:value-type="string">
            <text:p>4,991</text:p>
          </table:table-cell>
          <table:table-cell table:number-columns-repeated="2"/>
          <table:table-cell table:style-name="ce4" table:formula="of:= - (1 - [.J26] / [.$I26]) * 100" office:value-type="float" office:value="-34.3830334190231" calcext:value-type="float">
            <text:p>-34,38</text:p>
          </table:table-cell>
          <table:table-cell table:style-name="ce4" table:formula="of:= - (1 - [.K26] / [.$I26]) * 100" office:value-type="float" office:value="-39.2287917737789" calcext:value-type="float">
            <text:p>-39,23</text:p>
          </table:table-cell>
          <table:table-cell table:style-name="ce4" table:formula="of:= - (1 - [.L26] / [.$I26]) * 100" office:value-type="float" office:value="-35.8483290488432" calcext:value-type="float">
            <text:p>-35,85</text:p>
          </table:table-cell>
          <table:table-cell table:number-columns-repeated="2"/>
          <table:table-cell office:value-type="string" calcext:value-type="string">
            <text:p>7.495</text:p>
          </table:table-cell>
          <table:table-cell office:value-type="string" calcext:value-type="string">
            <text:p>4.486</text:p>
          </table:table-cell>
          <table:table-cell office:value-type="string" calcext:value-type="string">
            <text:p>4.511</text:p>
          </table:table-cell>
          <table:table-cell office:value-type="string" calcext:value-type="string">
            <text:p>4.492</text:p>
          </table:table-cell>
        </table:table-row>
        <table:table-row table:style-name="ro1">
          <table:table-cell/>
          <table:table-cell office:value-type="string" calcext:value-type="string">
            <text:p>monarch</text:p>
          </table:table-cell>
          <table:table-cell table:number-columns-repeated="5"/>
          <table:table-cell office:value-type="string" calcext:value-type="string">
            <text:p>monarch</text:p>
          </table:table-cell>
          <table:table-cell table:style-name="ce1" table:number-columns-repeated="4"/>
          <table:table-cell table:number-columns-repeated="2"/>
          <table:table-cell table:style-name="ce4" table:number-columns-repeated="3"/>
          <table:table-cell table:number-columns-repeated="2"/>
          <table:table-cell office:value-type="string" calcext:value-type="string">
            <text:p>7.518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546</text:p>
          </table:table-cell>
          <table:table-cell office:value-type="string" calcext:value-type="string">
            <text:p>4.5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opia</text:p>
          </table:table-cell>
          <table:table-cell office:value-type="string" calcext:value-type="string">
            <text:p>&amp; 7.495</text:p>
          </table:table-cell>
          <table:table-cell office:value-type="string" calcext:value-type="string">
            <text:p>&amp; 4.486</text:p>
          </table:table-cell>
          <table:table-cell office:value-type="string" calcext:value-type="string">
            <text:p>&amp; 4.511</text:p>
          </table:table-cell>
          <table:table-cell office:value-type="string" calcext:value-type="string">
            <text:p>&amp; 4.492</text:p>
          </table:table-cell>
          <table:table-cell/>
          <table:table-cell table:style-name="ce1" table:formula="of:=SUBSTITUTE(RIGHT([.D28];LEN([.D28]) - 2);&quot;.&quot;;&quot;,&quot;)" office:value-type="string" office:string-value="7,495" calcext:value-type="string">
            <text:p>7,495</text:p>
          </table:table-cell>
          <table:table-cell table:style-name="ce1" table:formula="of:=SUBSTITUTE(RIGHT([.E28];LEN([.E28]) - 2);&quot;.&quot;;&quot;,&quot;)" office:value-type="string" office:string-value="4,486" calcext:value-type="string">
            <text:p>4,486</text:p>
          </table:table-cell>
          <table:table-cell table:style-name="ce1" table:formula="of:=SUBSTITUTE(RIGHT([.F28];LEN([.F28]) - 2);&quot;.&quot;;&quot;,&quot;)" office:value-type="string" office:string-value="4,511" calcext:value-type="string">
            <text:p>4,511</text:p>
          </table:table-cell>
          <table:table-cell table:style-name="ce1" table:formula="of:=SUBSTITUTE(RIGHT([.G28];LEN([.G28]) - 2);&quot;.&quot;;&quot;,&quot;)" office:value-type="string" office:string-value="4,492" calcext:value-type="string">
            <text:p>4,492</text:p>
          </table:table-cell>
          <table:table-cell table:number-columns-repeated="2"/>
          <table:table-cell table:style-name="ce4" table:formula="of:= - (1 - [.J28] / [.$I28]) * 100" office:value-type="float" office:value="-40.1467645096731" calcext:value-type="float">
            <text:p>-40,15</text:p>
          </table:table-cell>
          <table:table-cell table:style-name="ce4" table:formula="of:= - (1 - [.K28] / [.$I28]) * 100" office:value-type="float" office:value="-39.8132088058706" calcext:value-type="float">
            <text:p>-39,81</text:p>
          </table:table-cell>
          <table:table-cell table:style-name="ce4" table:formula="of:= - (1 - [.L28] / [.$I28]) * 100" office:value-type="float" office:value="-40.0667111407605" calcext:value-type="float">
            <text:p>-40,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średnia dł. Kodu</text:p>
          </table:table-cell>
          <table:table-cell office:value-type="string" calcext:value-type="string">
            <text:p>&amp; 7.518</text:p>
          </table:table-cell>
          <table:table-cell office:value-type="string" calcext:value-type="string">
            <text:p>&amp; 4.52</text:p>
          </table:table-cell>
          <table:table-cell office:value-type="string" calcext:value-type="string">
            <text:p>&amp; 4.546</text:p>
          </table:table-cell>
          <table:table-cell office:value-type="string" calcext:value-type="string">
            <text:p>&amp; 4.531</text:p>
          </table:table-cell>
          <table:table-cell/>
          <table:table-cell table:style-name="ce1" table:formula="of:=SUBSTITUTE(RIGHT([.D29];LEN([.D29]) - 2);&quot;.&quot;;&quot;,&quot;)" office:value-type="string" office:string-value="7,518" calcext:value-type="string">
            <text:p>7,518</text:p>
          </table:table-cell>
          <table:table-cell table:style-name="ce1" table:formula="of:=SUBSTITUTE(RIGHT([.E29];LEN([.E29]) - 2);&quot;.&quot;;&quot;,&quot;)" office:value-type="string" office:string-value="4,52" calcext:value-type="string">
            <text:p>4,52</text:p>
          </table:table-cell>
          <table:table-cell table:style-name="ce1" table:formula="of:=SUBSTITUTE(RIGHT([.F29];LEN([.F29]) - 2);&quot;.&quot;;&quot;,&quot;)" office:value-type="string" office:string-value="4,546" calcext:value-type="string">
            <text:p>4,546</text:p>
          </table:table-cell>
          <table:table-cell table:style-name="ce1" table:formula="of:=SUBSTITUTE(RIGHT([.G29];LEN([.G29]) - 2);&quot;.&quot;;&quot;,&quot;)" office:value-type="string" office:string-value="4,531" calcext:value-type="string">
            <text:p>4,531</text:p>
          </table:table-cell>
          <table:table-cell table:number-columns-repeated="2"/>
          <table:table-cell table:style-name="ce4" table:formula="of:= - (1 - [.J29] / [.$I29]) * 100" office:value-type="float" office:value="-39.877627028465" calcext:value-type="float">
            <text:p>-39,88</text:p>
          </table:table-cell>
          <table:table-cell table:style-name="ce4" table:formula="of:= - (1 - [.K29] / [.$I29]) * 100" office:value-type="float" office:value="-39.5317903697792" calcext:value-type="float">
            <text:p>-39,53</text:p>
          </table:table-cell>
          <table:table-cell table:style-name="ce4" table:formula="of:= - (1 - [.L29] / [.$I29]) * 100" office:value-type="float" office:value="-39.731311519021" calcext:value-type="float">
            <text:p>-39,73</text:p>
          </table:table-cell>
          <table:table-cell table:number-columns-repeated="2"/>
          <table:table-cell office:value-type="string" calcext:value-type="string">
            <text:p>7.669</text:p>
          </table:table-cell>
          <table:table-cell office:value-type="string" calcext:value-type="string">
            <text:p>5.088</text:p>
          </table:table-cell>
          <table:table-cell office:value-type="string" calcext:value-type="string">
            <text:p>5.022</text:p>
          </table:table-cell>
          <table:table-cell office:value-type="string" calcext:value-type="string">
            <text:p>4.963</text:p>
          </table:table-cell>
        </table:table-row>
        <table:table-row table:style-name="ro1">
          <table:table-cell/>
          <table:table-cell office:value-type="string" calcext:value-type="string">
            <text:p>peppers</text:p>
          </table:table-cell>
          <table:table-cell table:number-columns-repeated="5"/>
          <table:table-cell office:value-type="string" calcext:value-type="string">
            <text:p>peppers</text:p>
          </table:table-cell>
          <table:table-cell table:style-name="ce1" table:number-columns-repeated="4"/>
          <table:table-cell table:number-columns-repeated="2"/>
          <table:table-cell table:style-name="ce4" table:number-columns-repeated="3"/>
          <table:table-cell table:number-columns-repeated="2"/>
          <table:table-cell office:value-type="string" calcext:value-type="string">
            <text:p>7.694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5.042</text:p>
          </table:table-cell>
          <table:table-cell office:value-type="string" calcext:value-type="string">
            <text:p>4.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opia</text:p>
          </table:table-cell>
          <table:table-cell office:value-type="string" calcext:value-type="string">
            <text:p>&amp; 7.669</text:p>
          </table:table-cell>
          <table:table-cell office:value-type="string" calcext:value-type="string">
            <text:p>&amp; 5.088</text:p>
          </table:table-cell>
          <table:table-cell office:value-type="string" calcext:value-type="string">
            <text:p>&amp; 5.022</text:p>
          </table:table-cell>
          <table:table-cell office:value-type="string" calcext:value-type="string">
            <text:p>&amp; 4.963</text:p>
          </table:table-cell>
          <table:table-cell/>
          <table:table-cell table:style-name="ce1" table:formula="of:=SUBSTITUTE(RIGHT([.D31];LEN([.D31]) - 2);&quot;.&quot;;&quot;,&quot;)" office:value-type="string" office:string-value="7,669" calcext:value-type="string">
            <text:p>7,669</text:p>
          </table:table-cell>
          <table:table-cell table:style-name="ce1" table:formula="of:=SUBSTITUTE(RIGHT([.E31];LEN([.E31]) - 2);&quot;.&quot;;&quot;,&quot;)" office:value-type="string" office:string-value="5,088" calcext:value-type="string">
            <text:p>5,088</text:p>
          </table:table-cell>
          <table:table-cell table:style-name="ce1" table:formula="of:=SUBSTITUTE(RIGHT([.F31];LEN([.F31]) - 2);&quot;.&quot;;&quot;,&quot;)" office:value-type="string" office:string-value="5,022" calcext:value-type="string">
            <text:p>5,022</text:p>
          </table:table-cell>
          <table:table-cell table:style-name="ce1" table:formula="of:=SUBSTITUTE(RIGHT([.G31];LEN([.G31]) - 2);&quot;.&quot;;&quot;,&quot;)" office:value-type="string" office:string-value="4,963" calcext:value-type="string">
            <text:p>4,963</text:p>
          </table:table-cell>
          <table:table-cell table:number-columns-repeated="2"/>
          <table:table-cell table:style-name="ce4" table:formula="of:= - (1 - [.J31] / [.$I31]) * 100" office:value-type="float" office:value="-33.6549745729561" calcext:value-type="float">
            <text:p>-33,65</text:p>
          </table:table-cell>
          <table:table-cell table:style-name="ce4" table:formula="of:= - (1 - [.K31] / [.$I31]) * 100" office:value-type="float" office:value="-34.5155822141088" calcext:value-type="float">
            <text:p>-34,52</text:p>
          </table:table-cell>
          <table:table-cell table:style-name="ce4" table:formula="of:= - (1 - [.L31] / [.$I31]) * 100" office:value-type="float" office:value="-35.2849132872604" calcext:value-type="float">
            <text:p>-35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średnia dł. Kodu</text:p>
          </table:table-cell>
          <table:table-cell office:value-type="string" calcext:value-type="string">
            <text:p>&amp; 7.694</text:p>
          </table:table-cell>
          <table:table-cell office:value-type="string" calcext:value-type="string">
            <text:p>&amp; 5.11</text:p>
          </table:table-cell>
          <table:table-cell office:value-type="string" calcext:value-type="string">
            <text:p>&amp; 5.042</text:p>
          </table:table-cell>
          <table:table-cell office:value-type="string" calcext:value-type="string">
            <text:p>&amp; 4.992</text:p>
          </table:table-cell>
          <table:table-cell/>
          <table:table-cell table:style-name="ce1" table:formula="of:=SUBSTITUTE(RIGHT([.D32];LEN([.D32]) - 2);&quot;.&quot;;&quot;,&quot;)" office:value-type="string" office:string-value="7,694" calcext:value-type="string">
            <text:p>7,694</text:p>
          </table:table-cell>
          <table:table-cell table:style-name="ce1" table:formula="of:=SUBSTITUTE(RIGHT([.E32];LEN([.E32]) - 2);&quot;.&quot;;&quot;,&quot;)" office:value-type="string" office:string-value="5,11" calcext:value-type="string">
            <text:p>5,11</text:p>
          </table:table-cell>
          <table:table-cell table:style-name="ce1" table:formula="of:=SUBSTITUTE(RIGHT([.F32];LEN([.F32]) - 2);&quot;.&quot;;&quot;,&quot;)" office:value-type="string" office:string-value="5,042" calcext:value-type="string">
            <text:p>5,042</text:p>
          </table:table-cell>
          <table:table-cell table:style-name="ce1" table:formula="of:=SUBSTITUTE(RIGHT([.G32];LEN([.G32]) - 2);&quot;.&quot;;&quot;,&quot;)" office:value-type="string" office:string-value="4,992" calcext:value-type="string">
            <text:p>4,992</text:p>
          </table:table-cell>
          <table:table-cell table:number-columns-repeated="2"/>
          <table:table-cell table:style-name="ce4" table:formula="of:= - (1 - [.J32] / [.$I32]) * 100" office:value-type="float" office:value="-33.5846113854952" calcext:value-type="float">
            <text:p>-33,58</text:p>
          </table:table-cell>
          <table:table-cell table:style-name="ce4" table:formula="of:= - (1 - [.K32] / [.$I32]) * 100" office:value-type="float" office:value="-34.4684169482714" calcext:value-type="float">
            <text:p>-34,47</text:p>
          </table:table-cell>
          <table:table-cell table:style-name="ce4" table:formula="of:= - (1 - [.L32] / [.$I32]) * 100" office:value-type="float" office:value="-35.1182739797245" calcext:value-type="float">
            <text:p>-35,12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8"/>
          <table:table-cell table:formula="of:=([.I9] + [.I14] + [.I17] + [.I20] + [.I23] + [.I26] + [.I29] + [.I32]) / 8" office:value-type="float" office:value="7.337" calcext:value-type="float">
            <text:p>7,337</text:p>
          </table:table-cell>
          <table:table-cell table:formula="of:=([.J9] + [.J14] + [.J17] + [.J20] + [.J23] + [.J26] + [.J29] + [.J32]) / 8" office:value-type="float" office:value="4.831125" calcext:value-type="float">
            <text:p>4,831125</text:p>
          </table:table-cell>
          <table:table-cell table:formula="of:=([.K9] + [.K14] + [.K17] + [.K20] + [.K23] + [.K26] + [.K29] + [.K32]) / 8" office:value-type="float" office:value="4.796125" calcext:value-type="float">
            <text:p>4,796125</text:p>
          </table:table-cell>
          <table:table-cell table:formula="of:=([.L9] + [.L14] + [.L17] + [.L20] + [.L23] + [.L26] + [.L29] + [.L32]) / 8" office:value-type="float" office:value="4.875375" calcext:value-type="float">
            <text:p>4,875375</text:p>
          </table:table-cell>
          <table:table-cell table:number-columns-repeated="2"/>
          <table:table-cell table:style-name="ce4" table:formula="of:=([.O9] + [.O14] + [.O17] + [.O20] + [.O23] + [.O26] + [.O29] + [.O32]) / 8" office:value-type="float" office:value="-34.2018289674237" calcext:value-type="float">
            <text:p>-34,20</text:p>
          </table:table-cell>
          <table:table-cell table:style-name="ce4" table:formula="of:=([.P9] + [.P14] + [.P17] + [.P20] + [.P23] + [.P26] + [.P29] + [.P32]) / 8" office:value-type="float" office:value="-34.4708662813309" calcext:value-type="float">
            <text:p>-34,47</text:p>
          </table:table-cell>
          <table:table-cell table:style-name="ce4" table:formula="of:=([.Q9] + [.Q14] + [.Q17] + [.Q20] + [.Q23] + [.Q26] + [.Q29] + [.Q32]) / 8" office:value-type="float" office:value="-33.371927489184" calcext:value-type="float">
            <text:p>-33,37</text:p>
          </table:table-cell>
          <table:table-cell table:number-columns-repeated="6"/>
        </table:table-row>
        <table:table-row table:style-name="ro1" table:number-rows-repeated="104854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0:25:29.022683308</meta:creation-date>
    <dc:date>2016-05-08T11:11:11.223763855</dc:date>
    <meta:editing-duration>PT34M50S</meta:editing-duration>
    <meta:editing-cycles>7</meta:editing-cycles>
    <meta:generator>LibreOffice/4.2.8.2$Linux_X86_64 LibreOffice_project/420m0$Build-2</meta:generator>
    <meta:document-statistic meta:table-count="1" meta:cell-count="289" meta:object-count="0"/>
  </office:meta>
</office:document-meta>
</file>